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5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3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1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4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5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7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0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1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72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3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9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82" style:family="table-cell" style:parent-style-name="Default" style:data-style-name="N121">
      <style:map style:condition="cell-content()&gt;[.E6]*1.25" style:apply-style-name="Good" style:base-cell-address="Sheet1.I6"/>
    </style:style>
    <style:style style:name="ce83" style:family="table-cell" style:parent-style-name="Default" style:data-style-name="N121">
      <style:map style:condition="cell-content()&gt;[.E7]*1.25" style:apply-style-name="Good" style:base-cell-address="Sheet1.I7"/>
    </style:style>
    <style:style style:name="ce84" style:family="table-cell" style:parent-style-name="Default" style:data-style-name="N121">
      <style:map style:condition="cell-content()&gt;[.E8]*1.25" style:apply-style-name="Good" style:base-cell-address="Sheet1.I8"/>
    </style:style>
    <style:style style:name="ce85" style:family="table-cell" style:parent-style-name="Default" style:data-style-name="N121">
      <style:map style:condition="cell-content()&gt;[.E9]*1.25" style:apply-style-name="Good" style:base-cell-address="Sheet1.I9"/>
    </style:style>
    <style:style style:name="ce86" style:family="table-cell" style:parent-style-name="Default" style:data-style-name="N121">
      <style:map style:condition="cell-content()&gt;[.E10]*1.25" style:apply-style-name="Good" style:base-cell-address="Sheet1.I10"/>
    </style:style>
    <style:style style:name="ce87" style:family="table-cell" style:parent-style-name="Default" style:data-style-name="N121">
      <style:map style:condition="cell-content()&gt;[.E11]*1.25" style:apply-style-name="Good" style:base-cell-address="Sheet1.I11"/>
    </style:style>
    <style:style style:name="ce118" style:family="table-cell" style:parent-style-name="Default" style:data-style-name="N121">
      <style:map style:condition="cell-content()&gt;[.E12]*1.25" style:apply-style-name="Good" style:base-cell-address="Sheet1.I12"/>
    </style:style>
    <style:style style:name="ce119" style:family="table-cell" style:parent-style-name="Default" style:data-style-name="N121">
      <style:map style:condition="cell-content()&gt;[.E13]*1.25" style:apply-style-name="Good" style:base-cell-address="Sheet1.I13"/>
    </style:style>
    <style:style style:name="ce120" style:family="table-cell" style:parent-style-name="Default" style:data-style-name="N121">
      <style:map style:condition="cell-content()&gt;[.E14]*1.25" style:apply-style-name="Good" style:base-cell-address="Sheet1.I14"/>
    </style:style>
    <style:style style:name="ce121" style:family="table-cell" style:parent-style-name="Default" style:data-style-name="N121">
      <style:map style:condition="cell-content()&gt;[.E15]*1.25" style:apply-style-name="Good" style:base-cell-address="Sheet1.I15"/>
    </style:style>
    <style:style style:name="ce122" style:family="table-cell" style:parent-style-name="Default" style:data-style-name="N121">
      <style:map style:condition="cell-content()&gt;[.E16]*1.25" style:apply-style-name="Good" style:base-cell-address="Sheet1.I16"/>
    </style:style>
    <style:style style:name="ce123" style:family="table-cell" style:parent-style-name="Default" style:data-style-name="N121">
      <style:map style:condition="cell-content()&gt;[.E17]*1.25" style:apply-style-name="Good" style:base-cell-address="Sheet1.I17"/>
    </style:style>
    <style:style style:name="ce124" style:family="table-cell" style:parent-style-name="Default" style:data-style-name="N121">
      <style:map style:condition="cell-content()&gt;[.E18]*1.25" style:apply-style-name="Good" style:base-cell-address="Sheet1.I18"/>
    </style:style>
    <style:style style:name="ce125" style:family="table-cell" style:parent-style-name="Default" style:data-style-name="N121">
      <style:map style:condition="cell-content()&gt;[.E19]*1.25" style:apply-style-name="Good" style:base-cell-address="Sheet1.I19"/>
    </style:style>
    <style:style style:name="ce128" style:family="table-cell" style:parent-style-name="Default" style:data-style-name="N121">
      <style:map style:condition="cell-content()&gt;[.E24]*1.25" style:apply-style-name="Good" style:base-cell-address="Sheet1.I24"/>
    </style:style>
    <style:style style:name="ce99" style:family="table-cell" style:parent-style-name="Default" style:data-style-name="N121">
      <style:map style:condition="cell-content()&gt;[.E25]*1.25" style:apply-style-name="Good" style:base-cell-address="Sheet1.I25"/>
    </style:style>
    <style:style style:name="ce100" style:family="table-cell" style:parent-style-name="Default" style:data-style-name="N121">
      <style:map style:condition="cell-content()&gt;[.E26]*1.25" style:apply-style-name="Good" style:base-cell-address="Sheet1.I26"/>
    </style:style>
    <style:style style:name="ce101" style:family="table-cell" style:parent-style-name="Default" style:data-style-name="N121">
      <style:map style:condition="cell-content()&gt;[.E27]*1.25" style:apply-style-name="Good" style:base-cell-address="Sheet1.I27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13" style:family="table-cell" style:parent-style-name="Default" style:data-style-name="N121">
      <style:map style:condition="cell-content()&gt;[.E29]*1.25" style:apply-style-name="Good" style:base-cell-address="Sheet1.I29"/>
    </style:style>
    <style:style style:name="ce114" style:family="table-cell" style:parent-style-name="Default" style:data-style-name="N121">
      <style:map style:condition="cell-content()&gt;[.E30]*1.25" style:apply-style-name="Good" style:base-cell-address="Sheet1.I30"/>
    </style:style>
    <style:style style:name="ce103" style:family="table-cell" style:parent-style-name="Default" style:data-style-name="N121">
      <style:map style:condition="cell-content()&gt;0" style:apply-style-name="Bad" style:base-cell-address="Sheet1.J6"/>
    </style:style>
    <style:style style:name="ce104" style:family="table-cell" style:parent-style-name="Default" style:data-style-name="N121">
      <style:map style:condition="cell-content()&gt;0" style:apply-style-name="Bad" style:base-cell-address="Sheet1.J7"/>
    </style:style>
    <style:style style:name="ce105" style:family="table-cell" style:parent-style-name="Default" style:data-style-name="N121">
      <style:map style:condition="cell-content()&gt;0" style:apply-style-name="Bad" style:base-cell-address="Sheet1.J8"/>
    </style:style>
    <style:style style:name="ce106" style:family="table-cell" style:parent-style-name="Default" style:data-style-name="N121">
      <style:map style:condition="cell-content()&gt;0" style:apply-style-name="Bad" style:base-cell-address="Sheet1.J9"/>
    </style:style>
    <style:style style:name="ce107" style:family="table-cell" style:parent-style-name="Default" style:data-style-name="N121">
      <style:map style:condition="cell-content()&gt;0" style:apply-style-name="Bad" style:base-cell-address="Sheet1.J10"/>
    </style:style>
    <style:style style:name="ce108" style:family="table-cell" style:parent-style-name="Default" style:data-style-name="N121">
      <style:map style:condition="cell-content()&gt;0" style:apply-style-name="Bad" style:base-cell-address="Sheet1.J11"/>
    </style:style>
    <style:style style:name="ce109" style:family="table-cell" style:parent-style-name="Default" style:data-style-name="N121">
      <style:map style:condition="cell-content()&gt;0" style:apply-style-name="Bad" style:base-cell-address="Sheet1.J12"/>
    </style:style>
    <style:style style:name="ce110" style:family="table-cell" style:parent-style-name="Default" style:data-style-name="N121">
      <style:map style:condition="cell-content()&gt;0" style:apply-style-name="Bad" style:base-cell-address="Sheet1.J13"/>
    </style:style>
    <style:style style:name="ce111" style:family="table-cell" style:parent-style-name="Default" style:data-style-name="N121">
      <style:map style:condition="cell-content()&gt;0" style:apply-style-name="Bad" style:base-cell-address="Sheet1.J14"/>
    </style:style>
    <style:style style:name="ce112" style:family="table-cell" style:parent-style-name="Default" style:data-style-name="N121">
      <style:map style:condition="cell-content()&gt;0" style:apply-style-name="Bad" style:base-cell-address="Sheet1.J15"/>
    </style:style>
    <style:style style:name="ce147" style:family="table-cell" style:parent-style-name="Default" style:data-style-name="N121">
      <style:map style:condition="cell-content()&gt;0" style:apply-style-name="Bad" style:base-cell-address="Sheet1.J16"/>
    </style:style>
    <style:style style:name="ce148" style:family="table-cell" style:parent-style-name="Default" style:data-style-name="N121">
      <style:map style:condition="cell-content()&lt;0" style:apply-style-name="Good" style:base-cell-address="Sheet1.J17"/>
      <style:map style:condition="cell-content()&gt;=0" style:apply-style-name="Bad" style:base-cell-address="Sheet1.J17"/>
    </style:style>
    <style:style style:name="ce149" style:family="table-cell" style:parent-style-name="Default" style:data-style-name="N121">
      <style:map style:condition="cell-content()&gt;0" style:apply-style-name="Bad" style:base-cell-address="Sheet1.J18"/>
    </style:style>
    <style:style style:name="ce150" style:family="table-cell" style:parent-style-name="Default" style:data-style-name="N121">
      <style:map style:condition="cell-content()&gt;0" style:apply-style-name="Bad" style:base-cell-address="Sheet1.J19"/>
    </style:style>
    <style:style style:name="ce144" style:family="table-cell" style:parent-style-name="Default" style:data-style-name="N121">
      <style:map style:condition="cell-content()&gt;0" style:apply-style-name="Bad" style:base-cell-address="Sheet1.J24"/>
    </style:style>
    <style:style style:name="ce145" style:family="table-cell" style:parent-style-name="Default" style:data-style-name="N121">
      <style:map style:condition="cell-content()&gt;0" style:apply-style-name="Bad" style:base-cell-address="Sheet1.J25"/>
    </style:style>
    <style:style style:name="ce146" style:family="table-cell" style:parent-style-name="Default" style:data-style-name="N121">
      <style:map style:condition="cell-content()&gt;0" style:apply-style-name="Bad" style:base-cell-address="Sheet1.J26"/>
    </style:style>
    <style:style style:name="ce153" style:family="table-cell" style:parent-style-name="Default" style:data-style-name="N121">
      <style:map style:condition="cell-content()&gt;0" style:apply-style-name="Bad" style:base-cell-address="Sheet1.J27"/>
    </style:style>
    <style:style style:name="ce155" style:family="table-cell" style:parent-style-name="Default" style:data-style-name="N121">
      <style:map style:condition="cell-content()&gt;0" style:apply-style-name="Bad" style:base-cell-address="Sheet1.J28"/>
    </style:style>
    <style:style style:name="ce157" style:family="table-cell" style:parent-style-name="Default" style:data-style-name="N121">
      <style:map style:condition="cell-content()&gt;0" style:apply-style-name="Bad" style:base-cell-address="Sheet1.J29"/>
    </style:style>
    <style:style style:name="ce159" style:family="table-cell" style:parent-style-name="Default" style:data-style-name="N121">
      <style:map style:condition="cell-content()&gt;0" style:apply-style-name="Bad" style:base-cell-address="Sheet1.J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7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9" calcext:value-type="float">
            <text:p>1.190</text:p>
          </table:table-cell>
          <table:table-cell table:style-name="ce2" office:value-type="float" office:value="1.195" calcext:value-type="float">
            <text:p>1.195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18" office:value-type="percentage" office:value="-0.0364" calcext:value-type="percentage">
            <text:p>-3.64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174" calcext:value-type="float" table:number-columns-spanned="4" table:number-rows-spanned="1">
            <text:p>1.17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023" calcext:value-type="percentage" table:number-columns-spanned="4" table:number-rows-spanned="1">
            <text:p>-0.23%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银行</text:p>
          </table:table-cell>
          <table:table-cell table:style-name="ce9" office:value-type="percentage" office:value="0.2971" calcext:value-type="percentage" table:number-columns-spanned="1" table:number-rows-spanned="4">
            <text:p>29.71%</text:p>
          </table:table-cell>
          <table:table-cell office:value-type="string" calcext:value-type="string">
            <text:p>招商银行</text:p>
          </table:table-cell>
          <table:table-cell office:value-type="percentage" office:value="0.1466" calcext:value-type="percentage">
            <text:p>14.66%</text:p>
          </table:table-cell>
          <table:table-cell office:value-type="float" office:value="26.557" calcext:value-type="float">
            <text:p>26.557</text:p>
          </table:table-cell>
          <table:table-cell office:value-type="float" office:value="27.06" calcext:value-type="float">
            <text:p>27.060</text:p>
          </table:table-cell>
          <table:table-cell office:value-type="percentage" office:value="-0.037" calcext:value-type="percentage">
            <text:p>-3.70%</text:p>
          </table:table-cell>
          <table:table-cell table:style-name="ce37" table:formula="of:=[.F6]/[.E6]-1.0014" office:value-type="percentage" office:value="0.0175403923635953" calcext:value-type="percentage">
            <text:p>1.75%</text:p>
          </table:table-cell>
          <table:table-cell table:style-name="ce82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3.19625" calcext:value-type="float">
            <text:p>33.196</text:p>
          </table:table-cell>
          <table:table-cell table:style-name="ce103" table:formula="of:=IF([.F6]&lt;[.E6]*1.25; 0; [.I6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8"/>
          <table:table-cell office:value-type="string" calcext:value-type="string">
            <text:p>兴业银行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23" calcext:value-type="float">
            <text:p>17.230</text:p>
          </table:table-cell>
          <table:table-cell office:value-type="percentage" office:value="-0.0266" calcext:value-type="percentage">
            <text:p>-2.66%</text:p>
          </table:table-cell>
          <table:table-cell table:style-name="ce35" table:formula="of:=[.F7]/[.E7]-1.0014" office:value-type="percentage" office:value="0.0183679924242424" calcext:value-type="percentage">
            <text:p>1.84%</text:p>
          </table:table-cell>
          <table:table-cell table:style-name="ce83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1.12" calcext:value-type="float">
            <text:p>21.120</text:p>
          </table:table-cell>
          <table:table-cell table:style-name="ce104" table:formula="of:=IF([.F7]&lt;[.E7]*1.25; 0; [.I7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8.582" calcext:value-type="float">
            <text:p>8.582</text:p>
          </table:table-cell>
          <table:table-cell office:value-type="float" office:value="8.25" calcext:value-type="float">
            <text:p>8.250</text:p>
          </table:table-cell>
          <table:table-cell office:value-type="percentage" office:value="0.0086" calcext:value-type="percentage">
            <text:p>0.86%</text:p>
          </table:table-cell>
          <table:table-cell table:style-name="ce38" table:formula="of:=[.F8]/[.E8]-1.0014" office:value-type="percentage" office:value="-0.0400856210673504" calcext:value-type="percentage">
            <text:p>-4.01%</text:p>
          </table:table-cell>
          <table:table-cell table:style-name="ce84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05" table:formula="of:=IF([.F8]&lt;[.E8]*1.25; 0; [.I8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39" calcext:value-type="float">
            <text:p>11.390</text:p>
          </table:table-cell>
          <table:table-cell office:value-type="percentage" office:value="-0.0147" calcext:value-type="percentage">
            <text:p>-1.47%</text:p>
          </table:table-cell>
          <table:table-cell table:style-name="ce39" table:formula="of:=[.F9]/[.E9]-1.0014" office:value-type="percentage" office:value="0.107331626593984" calcext:value-type="percentage">
            <text:p>10.73%</text:p>
          </table:table-cell>
          <table:table-cell table:style-name="ce85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2.84125" calcext:value-type="float">
            <text:p>12.841</text:p>
          </table:table-cell>
          <table:table-cell table:style-name="ce106" table:formula="of:=IF([.F9]&lt;[.E9]*1.25; 0; [.I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1844" calcext:value-type="percentage" table:number-columns-spanned="1" table:number-rows-spanned="2">
            <text:p>18.44%</text:p>
          </table:table-cell>
          <table:table-cell office:value-type="string" calcext:value-type="string">
            <text:p>北京君正</text:p>
          </table:table-cell>
          <table:table-cell office:value-type="percentage" office:value="0.1227" calcext:value-type="percentage">
            <text:p>12.27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2.15" calcext:value-type="float">
            <text:p>32.150</text:p>
          </table:table-cell>
          <table:table-cell office:value-type="percentage" office:value="0.0311" calcext:value-type="percentage">
            <text:p>3.11%</text:p>
          </table:table-cell>
          <table:table-cell table:style-name="ce43" table:formula="of:=[.F10]/[.E10]-1.0014" office:value-type="percentage" office:value="0.0902066820589431" calcext:value-type="percentage">
            <text:p>9.02%</text:p>
          </table:table-cell>
          <table:table-cell table:style-name="ce86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6.815" calcext:value-type="float">
            <text:p>36.815</text:p>
          </table:table-cell>
          <table:table-cell table:style-name="ce107" table:formula="of:=IF([.F10]&lt;[.E10]*1.25; 0; [.I10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大族激光</text:p>
          </table:table-cell>
          <table:table-cell office:value-type="percentage" office:value="0.0617" calcext:value-type="percentage">
            <text:p>6.17%</text:p>
          </table:table-cell>
          <table:table-cell office:value-type="float" office:value="36.819" calcext:value-type="float">
            <text:p>36.819</text:p>
          </table:table-cell>
          <table:table-cell office:value-type="float" office:value="50.1" calcext:value-type="float">
            <text:p>50.100</text:p>
          </table:table-cell>
          <table:table-cell office:value-type="percentage" office:value="0.0418" calcext:value-type="percentage">
            <text:p>4.18%</text:p>
          </table:table-cell>
          <table:table-cell table:style-name="ce46" table:formula="of:=[.F11]/[.E11]-1.0014" office:value-type="percentage" office:value="0.359310502729569" calcext:value-type="percentage">
            <text:p>35.93%</text:p>
          </table:table-cell>
          <table:table-cell table:style-name="ce87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57.5296875" calcext:value-type="float">
            <text:p>57.530</text:p>
          </table:table-cell>
          <table:table-cell table:style-name="ce108" table:formula="of:=IF([.F11]&lt;[.E11]*1.25; 0; [.I11]/1.25*0.92)" office:value-type="float" office:value="42.34185" calcext:value-type="float">
            <text:p>42.342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794" calcext:value-type="percentage">
            <text:p>7.94%</text:p>
          </table:table-cell>
          <table:table-cell office:value-type="string" calcext:value-type="string">
            <text:p>中国平安</text:p>
          </table:table-cell>
          <table:table-cell office:value-type="percentage" office:value="0.0794" calcext:value-type="percentage">
            <text:p>7.94%</text:p>
          </table:table-cell>
          <table:table-cell office:value-type="float" office:value="51.664" calcext:value-type="float">
            <text:p>51.664</text:p>
          </table:table-cell>
          <table:table-cell office:value-type="float" office:value="64.45" calcext:value-type="float">
            <text:p>64.450</text:p>
          </table:table-cell>
          <table:table-cell office:value-type="percentage" office:value="0.0081" calcext:value-type="percentage">
            <text:p>0.81%</text:p>
          </table:table-cell>
          <table:table-cell table:style-name="ce45" table:formula="of:=[.F12]/[.E12]-1.0014" office:value-type="percentage" office:value="0.246083741096315" calcext:value-type="percentage">
            <text:p>24.61%</text:p>
          </table:table-cell>
          <table:table-cell table:style-name="ce11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64.58" calcext:value-type="float">
            <text:p>64.580</text:p>
          </table:table-cell>
          <table:table-cell table:style-name="ce109" table:formula="of:=IF([.F12]&lt;[.E12]*1.25; 0; [.I12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704" calcext:value-type="percentage">
            <text:p>7.04%</text:p>
          </table:table-cell>
          <table:table-cell office:value-type="string" calcext:value-type="string">
            <text:p>白云机场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94" calcext:value-type="float">
            <text:p>13.940</text:p>
          </table:table-cell>
          <table:table-cell office:value-type="percentage" office:value="0.0138" calcext:value-type="percentage">
            <text:p>1.38%</text:p>
          </table:table-cell>
          <table:table-cell table:style-name="ce54" table:formula="of:=[.F13]/[.E13]-1.0014" office:value-type="percentage" office:value="0.0730566055187296" calcext:value-type="percentage">
            <text:p>7.31%</text:p>
          </table:table-cell>
          <table:table-cell table:style-name="ce119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style-name="ce110" table:formula="of:=IF([.F13]&lt;[.E13]*1.25; 0; [.I13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商业贸易</text:p>
          </table:table-cell>
          <table:table-cell table:style-name="ce12" office:value-type="percentage" office:value="0.0593" calcext:value-type="percentage">
            <text:p>5.93%</text:p>
          </table:table-cell>
          <table:table-cell office:value-type="string" calcext:value-type="string">
            <text:p>永辉超市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8.102" calcext:value-type="float">
            <text:p>8.102</text:p>
          </table:table-cell>
          <table:table-cell office:value-type="float" office:value="9.26" calcext:value-type="float">
            <text:p>9.260</text:p>
          </table:table-cell>
          <table:table-cell office:value-type="percentage" office:value="-0.018" calcext:value-type="percentage">
            <text:p>-1.80%</text:p>
          </table:table-cell>
          <table:table-cell table:style-name="ce50" table:formula="of:=[.F14]/[.E14]-1.0014" office:value-type="percentage" office:value="0.141527672179709" calcext:value-type="percentage">
            <text:p>14.15%</text:p>
          </table:table-cell>
          <table:table-cell table:style-name="ce120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1275" calcext:value-type="float">
            <text:p>10.128</text:p>
          </table:table-cell>
          <table:table-cell table:style-name="ce111" table:formula="of:=IF([.F14]&lt;[.E14]*1.25; 0; [.I14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化工</text:p>
          </table:table-cell>
          <table:table-cell table:style-name="ce12" office:value-type="percentage" office:value="0.0439" calcext:value-type="percentage">
            <text:p>4.39%</text:p>
          </table:table-cell>
          <table:table-cell office:value-type="string" calcext:value-type="string">
            <text:p>万华化学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43.012" calcext:value-type="float">
            <text:p>43.012</text:p>
          </table:table-cell>
          <table:table-cell office:value-type="float" office:value="35.65" calcext:value-type="float">
            <text:p>35.650</text:p>
          </table:table-cell>
          <table:table-cell office:value-type="percentage" office:value="-0.0906" calcext:value-type="percentage">
            <text:p>-9.06%</text:p>
          </table:table-cell>
          <table:table-cell table:style-name="ce51" table:formula="of:=[.F15]/[.E15]-1.0014" office:value-type="percentage" office:value="-0.172561536315447" calcext:value-type="percentage">
            <text:p>-17.26%</text:p>
          </table:table-cell>
          <table:table-cell table:style-name="ce121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53.765" calcext:value-type="float">
            <text:p>53.765</text:p>
          </table:table-cell>
          <table:table-cell table:style-name="ce112" table:formula="of:=IF([.F15]&lt;[.E15]*1.25; 0; [.I15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医药生物</text:p>
          </table:table-cell>
          <table:table-cell table:style-name="ce12" office:value-type="percentage" office:value="0.0378" calcext:value-type="percentage">
            <text:p>3.78%</text:p>
          </table:table-cell>
          <table:table-cell office:value-type="string" calcext:value-type="string">
            <text:p>千金药业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14.524" calcext:value-type="float">
            <text:p>14.524</text:p>
          </table:table-cell>
          <table:table-cell office:value-type="float" office:value="13.97" calcext:value-type="float">
            <text:p>13.970</text:p>
          </table:table-cell>
          <table:table-cell office:value-type="percentage" office:value="-0.0021" calcext:value-type="percentage">
            <text:p>-0.21%</text:p>
          </table:table-cell>
          <table:table-cell table:style-name="ce59" table:formula="of:=[.F16]/[.E16]-1.0014" office:value-type="percentage" office:value="-0.0395437620490224" calcext:value-type="percentage">
            <text:p>-3.95%</text:p>
          </table:table-cell>
          <table:table-cell table:style-name="ce122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8.155" calcext:value-type="float">
            <text:p>18.155</text:p>
          </table:table-cell>
          <table:table-cell table:style-name="ce147" table:formula="of:=IF([.F16]&lt;[.E16]*1.25; 0; [.I16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机械设备</text:p>
          </table:table-cell>
          <table:table-cell office:value-type="percentage" office:value="0.0185" calcext:value-type="percentage">
            <text:p>1.85%</text:p>
          </table:table-cell>
          <table:table-cell office:value-type="string" calcext:value-type="string">
            <text:p>佳力图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8.64" calcext:value-type="float">
            <text:p>8.640</text:p>
          </table:table-cell>
          <table:table-cell office:value-type="float" office:value="15.05" calcext:value-type="float">
            <text:p>15.050</text:p>
          </table:table-cell>
          <table:table-cell office:value-type="percentage" office:value="0.7405" calcext:value-type="percentage">
            <text:p>74.05%</text:p>
          </table:table-cell>
          <table:table-cell table:style-name="ce64" table:formula="of:=[.F17]/[.E17]-1.0014" office:value-type="percentage" office:value="0.740498148148148" calcext:value-type="percentage">
            <text:p>74.05%</text:p>
          </table:table-cell>
          <table:table-cell table:style-name="ce123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6.875" calcext:value-type="float">
            <text:p>16.875</text:p>
          </table:table-cell>
          <table:table-cell table:style-name="ce148" table:formula="of:=IF([.F17]&lt;[.E17]*1.25; 0; [.I17]/1.25*0.92)" office:value-type="float" office:value="12.42" calcext:value-type="float">
            <text:p>12.420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182" calcext:value-type="percentage">
            <text:p>1.82%</text:p>
          </table:table-cell>
          <table:table-cell office:value-type="string" calcext:value-type="string">
            <text:p>东方财富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2.35" calcext:value-type="float">
            <text:p>12.350</text:p>
          </table:table-cell>
          <table:table-cell office:value-type="percentage" office:value="-0.0728" calcext:value-type="percentage">
            <text:p>-7.28%</text:p>
          </table:table-cell>
          <table:table-cell table:style-name="ce65" table:formula="of:=[.F18]/[.E18]-1.0014" office:value-type="percentage" office:value="-0.166037445887446" calcext:value-type="percentage">
            <text:p>-16.60%</text:p>
          </table:table-cell>
          <table:table-cell table:style-name="ce124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style-name="ce149" table:formula="of:=IF([.F18]&lt;[.E18]*1.25; 0; [.I1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其他</text:p>
          </table:table-cell>
          <table:table-cell office:value-type="percentage" office:value="0.0156" calcext:value-type="percentage">
            <text:p>1.56%</text:p>
          </table:table-cell>
          <table:table-cell office:value-type="string" calcext:value-type="string">
            <text:p>中国华融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3.141" calcext:value-type="float">
            <text:p>3.141</text:p>
          </table:table-cell>
          <table:table-cell office:value-type="float" office:value="3.16" calcext:value-type="float">
            <text:p>3.160</text:p>
          </table:table-cell>
          <table:table-cell office:value-type="percentage" office:value="-0.0027" calcext:value-type="percentage">
            <text:p>-0.27%</text:p>
          </table:table-cell>
          <table:table-cell table:style-name="ce66" table:formula="of:=[.F19]/[.E19]-1.0014" office:value-type="percentage" office:value="0.00464902897166497" calcext:value-type="percentage">
            <text:p>0.46%</text:p>
          </table:table-cell>
          <table:table-cell table:style-name="ce125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3.92625" calcext:value-type="float">
            <text:p>3.926</text:p>
          </table:table-cell>
          <table:table-cell table:style-name="ce150" table:formula="of:=IF([.F19]&lt;[.E19]*1.25; 0; [.I19]/1.25*0.92)" office:value-type="float" office:value="0" calcext:value-type="float">
            <text:p>0.000</text:p>
          </table:table-cell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0" table:number-rows-spanned="1">
            <text:p>ttt美元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314" calcext:value-type="float" table:number-columns-spanned="4" table:number-rows-spanned="1">
            <text:p>1.31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153" calcext:value-type="percentage" table:number-columns-spanned="4" table:number-rows-spanned="1">
            <text:p>1.53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49" calcext:value-type="percentage" table:number-columns-spanned="1" table:number-rows-spanned="2">
            <text:p>4.90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25" calcext:value-type="percentage">
            <text:p>3.25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3.06" calcext:value-type="float">
            <text:p>3.0600</text:p>
          </table:table-cell>
          <table:table-cell office:value-type="percentage" office:value="0.1418" calcext:value-type="percentage">
            <text:p>14.18%</text:p>
          </table:table-cell>
          <table:table-cell table:style-name="ce67" table:formula="of:=[.F24]/[.E24]-1.0014" office:value-type="percentage" office:value="0.194473065499453" calcext:value-type="percentage">
            <text:p>19.45%</text:p>
          </table:table-cell>
          <table:table-cell table:style-name="ce12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3.1985" calcext:value-type="float">
            <text:p>3.199</text:p>
          </table:table-cell>
          <table:table-cell table:style-name="ce144" table:formula="of:=IF([.F24]&lt;[.E24]*1.25; 0; [.I24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8"/>
          <table:table-cell table:style-name="ce18" office:value-type="string" calcext:value-type="string">
            <text:p>阿里巴巴</text:p>
          </table:table-cell>
          <table:table-cell office:value-type="percentage" office:value="0.0165" calcext:value-type="percentage">
            <text:p>1.65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83.4" calcext:value-type="float">
            <text:p>183.4000</text:p>
          </table:table-cell>
          <table:table-cell office:value-type="percentage" office:value="0.0401" calcext:value-type="percentage">
            <text:p>4.01%</text:p>
          </table:table-cell>
          <table:table-cell table:style-name="ce70" table:formula="of:=[.F25]/[.E25]-1.0014" office:value-type="percentage" office:value="0.284797085508262" calcext:value-type="percentage">
            <text:p>28.48%</text:p>
          </table:table-cell>
          <table:table-cell table:style-name="ce99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222.79828125" calcext:value-type="float">
            <text:p>222.798</text:p>
          </table:table-cell>
          <table:table-cell table:style-name="ce145" table:formula="of:=IF([.F25]&lt;[.E25]*1.25; 0; [.I25]/1.25*0.92)" office:value-type="float" office:value="163.979535" calcext:value-type="float">
            <text:p>163.98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474" calcext:value-type="percentage">
            <text:p>4.74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474" calcext:value-type="percentage">
            <text:p>4.74%</text:p>
          </table:table-cell>
          <table:table-cell table:style-name="ce32" office:value-type="float" office:value="34.9872" calcext:value-type="float">
            <text:p>34.9872</text:p>
          </table:table-cell>
          <table:table-cell table:style-name="ce32" office:value-type="float" office:value="29.75" calcext:value-type="float">
            <text:p>29.7500</text:p>
          </table:table-cell>
          <table:table-cell office:value-type="percentage" office:value="0.0126" calcext:value-type="percentage">
            <text:p>1.26%</text:p>
          </table:table-cell>
          <table:table-cell table:style-name="ce71" table:formula="of:=[.F26]/[.E26]-1.0014" office:value-type="percentage" office:value="-0.151089029130654" calcext:value-type="percentage">
            <text:p>-15.11%</text:p>
          </table:table-cell>
          <table:table-cell table:style-name="ce100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43.734" calcext:value-type="float">
            <text:p>43.734</text:p>
          </table:table-cell>
          <table:table-cell table:style-name="ce146" table:formula="of:=IF([.F26]&lt;[.E26]*1.25; 0; [.I26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88" calcext:value-type="percentage">
            <text:p>3.88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88" calcext:value-type="percentage">
            <text:p>3.88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7.07" calcext:value-type="float">
            <text:p>37.0700</text:p>
          </table:table-cell>
          <table:table-cell office:value-type="percentage" office:value="-0.0426" calcext:value-type="percentage">
            <text:p>-4.26%</text:p>
          </table:table-cell>
          <table:table-cell table:style-name="ce72" table:formula="of:=[.F27]/[.E27]-1.0014" office:value-type="percentage" office:value="0.764687499225818" calcext:value-type="percentage">
            <text:p>76.47%</text:p>
          </table:table-cell>
          <table:table-cell table:style-name="ce101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0.9958984375" calcext:value-type="float">
            <text:p>40.996</text:p>
          </table:table-cell>
          <table:table-cell table:style-name="ce153" table:formula="of:=IF([.F27]&lt;[.E27]*1.25; 0; [.I27]/1.25*0.92)" office:value-type="float" office:value="30.17298125" calcext:value-type="float">
            <text:p>30.173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356" calcext:value-type="percentage">
            <text:p>3.56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356" calcext:value-type="percentage">
            <text:p>3.56%</text:p>
          </table:table-cell>
          <table:table-cell table:style-name="ce32" office:value-type="float" office:value="13.8554" calcext:value-type="float">
            <text:p>13.8554</text:p>
          </table:table-cell>
          <table:table-cell table:style-name="ce32" office:value-type="float" office:value="12.58" calcext:value-type="float">
            <text:p>12.5800</text:p>
          </table:table-cell>
          <table:table-cell office:value-type="percentage" office:value="-0.0126" calcext:value-type="percentage">
            <text:p>-1.26%</text:p>
          </table:table-cell>
          <table:table-cell table:style-name="ce73" table:formula="of:=[.F28]/[.E28]-1.0014" office:value-type="percentage" office:value="-0.0934507527750913" calcext:value-type="percentage">
            <text:p>-9.35%</text:p>
          </table:table-cell>
          <table:table-cell table:style-name="ce102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31925" calcext:value-type="float">
            <text:p>17.319</text:p>
          </table:table-cell>
          <table:table-cell table:style-name="ce155" table:formula="of:=IF([.F28]&lt;[.E28]*1.25; 0; [.I2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19" calcext:value-type="percentage">
            <text:p>2.19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19" calcext:value-type="percentage">
            <text:p>2.19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8.76" calcext:value-type="float">
            <text:p>178.7600</text:p>
          </table:table-cell>
          <table:table-cell office:value-type="percentage" office:value="0.0058" calcext:value-type="percentage">
            <text:p>0.58%</text:p>
          </table:table-cell>
          <table:table-cell table:style-name="ce77" table:formula="of:=[.F29]/[.E29]-1.0014" office:value-type="percentage" office:value="0.158274517845662" calcext:value-type="percentage">
            <text:p>15.83%</text:p>
          </table:table-cell>
          <table:table-cell table:style-name="ce113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92.683375" calcext:value-type="float">
            <text:p>192.683</text:p>
          </table:table-cell>
          <table:table-cell table:style-name="ce157" table:formula="of:=IF([.F29]&lt;[.E29]*1.25; 0; [.I29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198" calcext:value-type="percentage">
            <text:p>1.98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198" calcext:value-type="percentage">
            <text:p>1.98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4.23" calcext:value-type="float">
            <text:p>24.2300</text:p>
          </table:table-cell>
          <table:table-cell office:value-type="percentage" office:value="-0.007" calcext:value-type="percentage">
            <text:p>-0.70%</text:p>
          </table:table-cell>
          <table:table-cell table:style-name="ce79" table:formula="of:=[.F30]/[.E30]-1.0014" office:value-type="percentage" office:value="0.359224438454627" calcext:value-type="percentage">
            <text:p>35.92%</text:p>
          </table:table-cell>
          <table:table-cell table:style-name="ce114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7.825" calcext:value-type="float">
            <text:p>27.825</text:p>
          </table:table-cell>
          <table:table-cell table:style-name="ce159" table:formula="of:=IF([.F30]&lt;[.E30]*1.25; 0; [.I30]/1.25*0.92)" office:value-type="float" office:value="20.4792" calcext:value-type="float">
            <text:p>20.479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3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23" office:value-type="float" office:value="1.514" calcext:value-type="float">
            <text:p>1.514</text:p>
          </table:table-cell>
          <table:table-cell table:style-name="Default" office:value-type="float" office:value="1.518" calcext:value-type="float">
            <text:p>1.518</text:p>
          </table:table-cell>
          <table:table-cell table:formula="of:=[.C33]/[.B33]-1" office:value-type="percentage" office:value="0.00264200792602387" calcext:value-type="percentage">
            <text:p>0.26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23" office:value-type="float" office:value="1.148" calcext:value-type="float">
            <text:p>1.148</text:p>
          </table:table-cell>
          <table:table-cell table:style-name="Default" office:value-type="float" office:value="1.186" calcext:value-type="float">
            <text:p>1.186</text:p>
          </table:table-cell>
          <table:table-cell table:formula="of:=[.C34]/[.B34]-1" office:value-type="percentage" office:value="0.0331010452961673" calcext:value-type="percentage">
            <text:p>3.31%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9:Sheet1.H29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Good" calcext:value="&lt;0" calcext:base-cell-address="Sheet1.J17"/>
            <calcext:condition calcext:apply-style-name="Bad" calcext:value="&gt;=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30:Sheet1.H30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20:14:05.847085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1-04T20:14:24.801241724</dc:date>
    <meta:editing-duration>PT10H23M2S</meta:editing-duration>
    <meta:editing-cycles>63</meta:editing-cycles>
    <meta:generator>LibreOffice/5.3.1.2$Linux_X86_64 LibreOffice_project/30m0$Build-2</meta:generator>
    <meta:document-statistic meta:table-count="1" meta:cell-count="287" meta:object-count="0"/>
  </office:meta>
</office:document-meta>
</file>